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17.02mm" svg:height="122.31mm" svg:x="0.23mm" svg:y="68.88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2:37:43.4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2:37:58.078000000</dc:date>
    <meta:print-date>2006-09-05T16:08:04</meta:print-date>
    <meta:editing-duration>PT32M1S</meta:editing-duration>
    <meta:editing-cycles>23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03cm" svg:height="12.232cm" xlink:href=".." xlink:type="simple" chart:class="chart:scatter" chart:style-name="ch1">
        <chart:legend svg:x="15.887cm" svg:y="4.705cm" style:legend-expansion="custom" chartooo:width="4.561cm" chartooo:height="2.547cm" style:legend-expansion-aspect-ratio="1.79073419709462" chart:style-name="ch2"/>
        <chart:plot-area chart:style-name="ch3" table:cell-range-address="Mo_példa_06_a.D10:Mo_példa_06_a.H14" chart:data-source-has-labels="both" svg:x="1.097cm" svg:y="0.303cm" svg:width="13.956cm" svg:height="11.468cm">
          <chartooo:coordinate-region svg:x="3.677cm" svg:y="0.477cm" svg:width="11.136cm" svg:height="10.7cm"/>
          <chart:axis chart:dimension="x" chart:name="primary-x" chart:style-name="ch4" chartooo:axis-type="auto"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scatter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scatter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scatter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